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language="uk" fo:country="UA" style:text-underline-style="solid" style:text-underline-width="auto" style:text-underline-color="font-color" fo:font-weight="bold" officeooo:rsid="001fbb17" officeooo:paragraph-rsid="001fbb17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bb17" officeooo:paragraph-rsid="001fbb17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bb17" officeooo:paragraph-rsid="0020a8f0" style:font-size-asian="10.5pt" style:font-weight-asian="bold" style:font-size-complex="12pt" style:font-weight-complex="bold"/>
    </style:style>
    <style:style style:name="P5" style:family="paragraph" style:parent-style-name="Preformatted_20_Text" style:list-style-name="L1">
      <style:paragraph-properties fo:text-align="start" style:justify-single-word="false"/>
      <style:text-properties officeooo:paragraph-rsid="0020a8f0"/>
    </style:style>
    <style:style style:name="P6" style:family="paragraph" style:parent-style-name="Preformatted_20_Text">
      <style:paragraph-properties fo:text-align="start" style:justify-single-word="false"/>
      <style:text-properties officeooo:paragraph-rsid="0020a8f0"/>
    </style:style>
    <style:style style:name="P7" style:family="paragraph" style:parent-style-name="Preformatted_20_Text" style:list-style-name="L2">
      <style:paragraph-properties fo:text-align="start" style:justify-single-word="false"/>
      <style:text-properties officeooo:paragraph-rsid="0020a8f0"/>
    </style:style>
    <style:style style:name="P8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officeooo:rsid="0020a8f0" officeooo:paragraph-rsid="0020a8f0"/>
    </style:style>
    <style:style style:name="P9" style:family="paragraph" style:parent-style-name="Preformatted_20_Text" style:list-style-name="L2">
      <style:paragraph-properties fo:text-align="start" style:justify-single-word="false"/>
      <style:text-properties officeooo:rsid="0020a8f0" officeooo:paragraph-rsid="0020a8f0"/>
    </style:style>
    <style:style style:name="P1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1fbb17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style:font-name="Liberation Serif" fo:font-size="12pt" fo:language="uk" fo:country="UA" officeooo:paragraph-rsid="001fbb17" style:font-size-asian="12pt" style:font-size-complex="12pt"/>
    </style:style>
    <style:style style:name="P14" style:family="paragraph" style:parent-style-name="Preformatted_20_Text">
      <style:paragraph-properties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justify" style:justify-single-word="false" style:writing-mode="lr-tb"/>
      <style:text-properties officeooo:paragraph-rsid="001fbb17"/>
    </style:style>
    <style:style style:name="P16" style:family="paragraph" style:parent-style-name="Standard">
      <style:paragraph-properties fo:text-align="center" style:justify-single-word="false"/>
      <style:text-properties fo:font-size="20pt" officeooo:rsid="001fbb17" officeooo:paragraph-rsid="001fbb17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bb17" officeooo:paragraph-rsid="001fbb17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fbb17" officeooo:paragraph-rsid="001fbb1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officeooo:paragraph-rsid="001fbb17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Liberation Serif" fo:font-size="12pt" fo:language="uk" fo:country="UA" style:font-size-asian="12pt" style:font-size-complex="12pt"/>
    </style:style>
    <style:style style:name="P21" style:family="paragraph" style:parent-style-name="Standard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2pt" fo:language="uk" fo:country="UA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bb17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style:text-underline-style="none" fo:font-weight="normal" style:font-size-asian="10pt" style:font-style-asian="normal" style:font-weight-asian="normal" style:font-weight-complex="normal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style:font-name="JetBrains Mono" fo:font-size="10pt" fo:language="uk" fo:country="UA" fo:font-style="normal" style:text-underline-style="none" fo:font-weight="normal" style:font-size-asian="10pt" style:font-style-asian="normal" style:font-weight-asian="normal" style:font-weight-complex="normal"/>
    </style:style>
    <style:style style:name="T10" style:family="text">
      <style:text-properties fo:color="#9876aa" style:font-name="Liberation Serif" fo:font-size="12pt" fo:language="uk" fo:country="UA" fo:font-style="normal" style:text-underline-style="none" fo:font-weight="normal" officeooo:rsid="0020a8f0" style:font-size-asian="10.5pt" style:font-style-asian="normal" style:font-weight-asian="normal" style:font-size-complex="12pt" style:font-weight-complex="normal"/>
    </style:style>
    <style:style style:name="T1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style:font-name="Liberation Serif" fo:font-size="12pt" fo:language="uk" fo:country="UA" style:text-underline-style="none" fo:font-weight="normal" officeooo:rsid="0020a8f0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language="uk" fo:country="UA" fo:font-weight="normal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language="uk" fo:country="UA" fo:font-weight="normal" officeooo:rsid="0020a8f0" style:font-size-asian="10.5pt" style:font-weight-asian="normal" style:font-size-complex="12pt" style:font-weight-complex="normal"/>
    </style:style>
    <style:style style:name="T1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language="uk" fo:country="UA" style:text-underline-style="none" fo:font-weight="normal" officeooo:rsid="0020a8f0" style:font-weight-asian="normal" style:font-weight-complex="normal"/>
    </style:style>
    <style:style style:name="T19" style:family="text">
      <style:text-properties fo:language="uk" fo:country="UA" fo:font-weight="normal" officeooo:rsid="0020a8f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use-window-font-color="true" style:font-name="Liberation Serif" fo:font-size="12pt" fo:language="uk" fo:country="UA" fo:font-style="normal" style:text-underline-style="none" fo:font-weight="normal" officeooo:rsid="0020a8f0" style:font-size-asian="10.5pt" style:font-style-asian="normal" style:font-weight-asian="normal" style:font-size-complex="12pt" style:font-weight-complex="normal"/>
    </style:style>
    <style:style style:name="T22" style:family="text">
      <style:text-properties style:use-window-font-color="true" style:font-name="Liberation Serif" fo:font-size="12pt" fo:language="uk" fo:country="UA" fo:font-style="normal" style:text-underline-style="none" fo:font-weight="normal" style:font-size-asian="10.5pt" style:font-style-asian="normal" style:font-weight-asian="normal" style:font-size-complex="12pt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marker-end="Arrowheads_20_1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in" svg:stroke-color="#000000" draw:marker-start-width="0.139in" draw:marker-end-width="0.139in" draw:fill-color="#ffffff" draw:textarea-horizontal-align="justify" draw:textarea-vertical-align="top" draw:auto-grow-height="false" fo:min-height="1.6917in" fo:min-width="1.8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in" svg:stroke-color="#000000" draw:marker-start-width="0.139in" draw:marker-end-width="0.139in" draw:fill-color="#ffffff" draw:textarea-horizontal-align="justify" draw:textarea-vertical-align="top" draw:auto-grow-height="false" fo:min-height="1.0772in" fo:min-width="1.8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6">Лабораторна робота №2</text:p>
      <text:p text:style-name="P16">студента групи ІПС-32</text:p>
      <text:p text:style-name="P16">Ліпського Даниїла Олександровича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7"><text:soft-page-break/></text:p>
      <text:section text:style-name="Sect1" text:name="tw-target">
        <text:section text:style-name="Sect1" text:name="kAz1tf">
          <text:p text:style-name="Standard"/>
          <text:section text:style-name="Sect1" text:name="tw-target-text-container">
            <text:p text:style-name="P14"><text:bookmark text:name="tw-target-text"/>Постановка задачі</text:p>
            <text:p text:style-name="P14"/>
            <text:p text:style-name="P13"><text:tab/>Розробити програму, що забезпечує введення і редагування інформації про об'єкти відповідно до заданої предметної областю <text:span text:style-name="T1">(карта світу)</text:span>. Інформація про об'єкти повинна зберігатися в окремій базі даних. Доступ до даними здійснюється з використанням засобів JDBC<text:span text:style-name="T1">.</text:span></text:p>
            <text:p text:style-name="P15"><text:bookmark text:name="kAz1tf"/></text:p>
            <text:section text:style-name="Sect1" text:name="Section1">
              <text:section text:style-name="Sect1" text:name="Section2">
                <text:section text:style-name="Sect1" text:name="Section3">
                  <text:p text:style-name="P11"><text:span text:style-name="T1">В</text:span>ихідний код програми</text:p>
                  <text:p text:style-name="P12"><text:span text:style-name="T4">package </text:span><text:span text:style-name="T5">com.company</text:span><text:span text:style-name="T3">;</text:span><text:line-break/><text:line-break/><text:span text:style-name="T3">import </text:span><text:span text:style-name="T5">java.sql.*</text:span><text:span text:style-name="T3">;</text:span><text:line-break/><text:line-break/><text:span text:style-name="T3">public class </text:span><text:span text:style-name="T5">Main {</text:span></text:p>
                  <text:p text:style-name="P12"><text:line-break/><text:span text:style-name="T3"> <text:s text:c="3"/>public static void </text:span><text:span text:style-name="T12">main</text:span><text:span text:style-name="T5">(String[] args) </text:span><text:span text:style-name="T3">throws </text:span><text:span text:style-name="T5">SQLException {</text:span><text:line-break/><text:line-break/><text:span text:style-name="T5"> <text:s text:c="7"/>Map map = </text:span><text:span text:style-name="T3">new </text:span><text:span text:style-name="T5">Map(</text:span><text:span text:style-name="T11">"MAP"</text:span><text:span text:style-name="T3">,</text:span><text:span text:style-name="T11">"localhost"</text:span><text:span text:style-name="T3">,</text:span><text:span text:style-name="T13">3306</text:span><text:span text:style-name="T3">,</text:span><text:span text:style-name="T11">"root"</text:span><text:span text:style-name="T3">, </text:span><text:span text:style-name="T11">"Steps.123"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7"/></text:span><text:span text:style-name="T5">map.showCountries()</text:span><text:span text:style-name="T3">;</text:span><text:line-break/><text:span text:style-name="T3"> <text:s text:c="7"/></text:span><text:span text:style-name="T5">map.showCities(</text:span><text:span text:style-name="T13">1</text:span><text:span text:style-name="T5">)</text:span><text:span text:style-name="T3">;</text:span><text:line-break/><text:span text:style-name="T3"> <text:s text:c="7"/></text:span><text:span text:style-name="T5">map.showCities(</text:span><text:span text:style-name="T13">2</text:span><text:span text:style-name="T5">)</text:span><text:span text:style-name="T3">;</text:span><text:line-break/><text:span text:style-name="T3"> <text:s text:c="7"/></text:span><text:span text:style-name="T5">map.showCities(</text:span><text:span text:style-name="T13">3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7"/></text:span><text:span text:style-name="T5">map.addCountry(</text:span><text:span text:style-name="T13">1</text:span><text:span text:style-name="T3">, </text:span><text:span text:style-name="T11">"RASHA"</text:span><text:span text:style-name="T5">)</text:span><text:span text:style-name="T3">;</text:span><text:line-break/><text:span text:style-name="T3"> <text:s text:c="7"/></text:span><text:span text:style-name="T5">map.addCountry(</text:span><text:span text:style-name="T13">2</text:span><text:span text:style-name="T3">, </text:span><text:span text:style-name="T11">"USA"</text:span><text:span text:style-name="T5">)</text:span><text:span text:style-name="T3">;</text:span><text:line-break/><text:span text:style-name="T3"> <text:s text:c="7"/></text:span><text:span text:style-name="T5">map.addCountry(</text:span><text:span text:style-name="T13">3</text:span><text:span text:style-name="T3">,</text:span><text:span text:style-name="T11">"Canada"</text:span><text:span text:style-name="T5">)</text:span><text:span text:style-name="T3">;</text:span><text:line-break/><text:line-break/><text:span text:style-name="T3"> <text:s text:c="7"/></text:span><text:span text:style-name="T5">map.showCountries(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7"/></text:span><text:span text:style-name="T5">map.addCity(</text:span><text:span text:style-name="T13">1</text:span><text:span text:style-name="T3">,</text:span><text:span text:style-name="T13">1</text:span><text:span text:style-name="T3">,</text:span><text:span text:style-name="T11">"MOSCOW"</text:span><text:span text:style-name="T3">,</text:span><text:span text:style-name="T13">11612943</text:span><text:span text:style-name="T3">,</text:span><text:span text:style-name="T13">1</text:span><text:span text:style-name="T5">)</text:span><text:span text:style-name="T3">;</text:span><text:line-break/><text:span text:style-name="T3"> <text:s text:c="7"/></text:span><text:span text:style-name="T5">map.addCity(</text:span><text:span text:style-name="T13">2</text:span><text:span text:style-name="T3">,</text:span><text:span text:style-name="T13">1</text:span><text:span text:style-name="T3">,</text:span><text:span text:style-name="T11">"SOCHI"</text:span><text:span text:style-name="T3">,</text:span><text:span text:style-name="T13">343334</text:span><text:span text:style-name="T3">,</text:span><text:span text:style-name="T13">0</text:span><text:span text:style-name="T5">)</text:span><text:span text:style-name="T3">;</text:span><text:line-break/><text:span text:style-name="T3"> <text:s text:c="7"/></text:span><text:span text:style-name="T5">map.addCity(</text:span><text:span text:style-name="T13">3</text:span><text:span text:style-name="T3">,</text:span><text:span text:style-name="T13">2</text:span><text:span text:style-name="T3">,</text:span><text:span text:style-name="T11">"NEW YORK"</text:span><text:span text:style-name="T3">,</text:span><text:span text:style-name="T13">8363710</text:span><text:span text:style-name="T3">,</text:span><text:span text:style-name="T13">0</text:span><text:span text:style-name="T5">)</text:span><text:span text:style-name="T3">;</text:span><text:line-break/><text:span text:style-name="T3"> <text:s text:c="7"/></text:span><text:span text:style-name="T5">map.addCity(</text:span><text:span text:style-name="T13">4</text:span><text:span text:style-name="T3">,</text:span><text:span text:style-name="T13">2</text:span><text:span text:style-name="T3">,</text:span><text:span text:style-name="T11">"LOS ANGELES"</text:span><text:span text:style-name="T3">,</text:span><text:span text:style-name="T13">56451241</text:span><text:span text:style-name="T3">,</text:span><text:span text:style-name="T13">0</text:span><text:span text:style-name="T5">)</text:span><text:span text:style-name="T3">;</text:span><text:line-break/><text:span text:style-name="T3"> <text:s text:c="7"/></text:span><text:span text:style-name="T5">map.addCity(</text:span><text:span text:style-name="T13">5</text:span><text:span text:style-name="T3">,</text:span><text:span text:style-name="T13">3</text:span><text:span text:style-name="T3">,</text:span><text:span text:style-name="T11">"TORONTO"</text:span><text:span text:style-name="T3">,</text:span><text:span text:style-name="T13">94234710</text:span><text:span text:style-name="T3">,</text:span><text:span text:style-name="T13">1</text:span><text:span text:style-name="T5">)</text:span><text:span text:style-name="T3">;</text:span><text:line-break/><text:line-break/><text:span text:style-name="T3"> <text:s text:c="7"/></text:span><text:span text:style-name="T5">map.showCities(</text:span><text:span text:style-name="T13">1</text:span><text:span text:style-name="T5">)</text:span><text:span text:style-name="T3">;</text:span><text:line-break/><text:span text:style-name="T3"> <text:s text:c="7"/></text:span><text:span text:style-name="T5">map.showCities(</text:span><text:span text:style-name="T13">2</text:span><text:span text:style-name="T5">)</text:span><text:span text:style-name="T3">;</text:span><text:line-break/><text:span text:style-name="T3"> <text:s text:c="7"/></text:span><text:span text:style-name="T5">map.showCities(</text:span><text:span text:style-name="T13">3</text:span><text:span text:style-name="T5">)</text:span><text:span text:style-name="T3">;</text:span><text:line-break/><text:span text:style-name="T3"> <text:s text:c="7"/></text:span><text:span text:style-name="T5">map.showCities(</text:span><text:span text:style-name="T13">4</text:span><text:span text:style-name="T5">)</text:span><text:span text:style-name="T3">;</text:span><text:line-break/><text:span text:style-name="T3"> <text:s text:c="7"/></text:span><text:span text:style-name="T5">map.showCities(</text:span><text:span text:style-name="T13">5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7"/></text:span><text:span text:style-name="T5">map.changeCountryInfo(</text:span><text:span text:style-name="T13">1</text:span><text:span text:style-name="T3">,</text:span><text:span text:style-name="T11">"Russia"</text:span><text:span text:style-name="T5">)</text:span><text:span text:style-name="T3">;</text:span><text:line-break/><text:span text:style-name="T3"> <text:s text:c="7"/></text:span><text:span text:style-name="T5">map.showCountries()</text:span><text:span text:style-name="T3">;</text:span><text:line-break/><text:line-break/><text:span text:style-name="T3"> <text:s text:c="7"/></text:span><text:span text:style-name="T5">map.changeCityInfo(</text:span><text:span text:style-name="T13">5</text:span><text:span text:style-name="T3">,</text:span><text:span text:style-name="T13">3</text:span><text:span text:style-name="T3">,</text:span><text:span text:style-name="T11">"TORONTO"</text:span><text:span text:style-name="T3">,</text:span><text:span text:style-name="T13">94234710</text:span><text:span text:style-name="T3">,</text:span><text:span text:style-name="T13">0</text:span><text:span text:style-name="T5">)</text:span><text:span text:style-name="T3">;</text:span><text:line-break/><text:span text:style-name="T3"> <text:s text:c="7"/></text:span><text:span text:style-name="T5">map.showCities(</text:span><text:span text:style-name="T13">3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soft-page-break/><text:line-break/><text:span text:style-name="T3"> <text:s text:c="7"/></text:span><text:span text:style-name="T5">map.deleteCity(</text:span><text:span text:style-name="T13">2</text:span><text:span text:style-name="T5">)</text:span><text:span text:style-name="T3">;</text:span><text:line-break/><text:span text:style-name="T3"> <text:s text:c="7"/></text:span><text:span text:style-name="T5">map.deleteCity(</text:span><text:span text:style-name="T13">1</text:span><text:span text:style-name="T5">)</text:span><text:span text:style-name="T3">;</text:span><text:line-break/><text:line-break/><text:span text:style-name="T3"> <text:s text:c="7"/></text:span><text:span text:style-name="T5">map.deleteCountry(</text:span><text:span text:style-name="T13">1</text:span><text:span text:style-name="T5">)</text:span><text:span text:style-name="T3">;</text:span><text:line-break/><text:line-break/><text:span text:style-name="T3"> <text:s text:c="7"/></text:span><text:span text:style-name="T5">map.showCountries()</text:span><text:span text:style-name="T3">;</text:span><text:line-break/><text:span text:style-name="T3"> <text:s text:c="7"/></text:span><text:span text:style-name="T5">map.showCities(</text:span><text:span text:style-name="T13">1</text:span><text:span text:style-name="T5">)</text:span><text:span text:style-name="T3">;</text:span><text:line-break/><text:span text:style-name="T3"> <text:s text:c="7"/></text:span><text:span text:style-name="T5">map.showCities(</text:span><text:span text:style-name="T13">2</text:span><text:span text:style-name="T5">)</text:span><text:span text:style-name="T3">;</text:span><text:line-break/><text:span text:style-name="T3"> <text:s text:c="7"/></text:span><text:span text:style-name="T5">map.showCities(</text:span><text:span text:style-name="T13">3</text:span><text:span text:style-name="T5">)</text:span><text:span text:style-name="T3">;</text:span><text:line-break/><text:span text:style-name="T3"> <text:s text:c="7"/></text:span><text:span text:style-name="T5">map.showCities(</text:span><text:span text:style-name="T13">4</text:span><text:span text:style-name="T5">)</text:span><text:span text:style-name="T3">;</text:span><text:line-break/><text:span text:style-name="T3"> <text:s text:c="7"/></text:span><text:span text:style-name="T5">map.showCities(</text:span><text:span text:style-name="T13">5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7"/></text:span><text:span text:style-name="T5">map.findCity(</text:span><text:span text:style-name="T13">3</text:span><text:span text:style-name="T5">)</text:span><text:span text:style-name="T3">;</text:span><text:line-break/><text:span text:style-name="T3"> <text:s text:c="7"/></text:span><text:span text:style-name="T5">map.findCountry(</text:span><text:span text:style-name="T13">2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line-break/><text:span text:style-name="T3"> <text:s text:c="7"/></text:span><text:span text:style-name="T5">map.deleteCity(</text:span><text:span text:style-name="T13">3</text:span><text:span text:style-name="T5">)</text:span><text:span text:style-name="T3">;</text:span><text:line-break/><text:span text:style-name="T3"> <text:s text:c="7"/></text:span><text:span text:style-name="T5">map.deleteCity(</text:span><text:span text:style-name="T13">4</text:span><text:span text:style-name="T5">)</text:span><text:span text:style-name="T3">;</text:span><text:line-break/><text:span text:style-name="T3"> <text:s text:c="7"/></text:span><text:span text:style-name="T5">map.deleteCity(</text:span><text:span text:style-name="T13">5</text:span><text:span text:style-name="T5">)</text:span><text:span text:style-name="T3">;</text:span><text:line-break/><text:span text:style-name="T3"> <text:s text:c="7"/></text:span><text:span text:style-name="T5">map.deleteCountry(</text:span><text:span text:style-name="T13">2</text:span><text:span text:style-name="T5">)</text:span><text:span text:style-name="T3">;</text:span><text:line-break/><text:span text:style-name="T3"> <text:s text:c="7"/></text:span><text:span text:style-name="T5">map.deleteCountry(</text:span><text:span text:style-name="T13">3</text:span><text:span text:style-name="T5">)</text:span><text:span text:style-name="T3">;</text:span><text:line-break/><text:line-break/><text:span text:style-name="T3"> <text:s text:c="7"/></text:span><text:span text:style-name="T5">map.showCountries()</text:span><text:span text:style-name="T3">;</text:span><text:line-break/><text:span text:style-name="T3"> <text:s text:c="7"/></text:span><text:span text:style-name="T5">map.showCities(</text:span><text:span text:style-name="T13">1</text:span><text:span text:style-name="T5">)</text:span><text:span text:style-name="T3">;</text:span><text:line-break/><text:span text:style-name="T3"> <text:s text:c="7"/></text:span><text:span text:style-name="T5">map.showCities(</text:span><text:span text:style-name="T13">2</text:span><text:span text:style-name="T5">)</text:span><text:span text:style-name="T3">;</text:span><text:line-break/><text:span text:style-name="T3"> <text:s text:c="7"/></text:span><text:span text:style-name="T5">map.showCities(</text:span><text:span text:style-name="T13">3</text:span><text:span text:style-name="T5">)</text:span><text:span text:style-name="T3">;</text:span><text:line-break/><text:span text:style-name="T3"> <text:s text:c="7"/></text:span><text:span text:style-name="T5">map.showCities(</text:span><text:span text:style-name="T13">4</text:span><text:span text:style-name="T5">)</text:span><text:span text:style-name="T3">;</text:span><text:line-break/><text:span text:style-name="T3"> <text:s text:c="7"/></text:span><text:span text:style-name="T5">map.showCities(</text:span><text:span text:style-name="T13">5</text:span><text:span text:style-name="T5">)</text:span><text:span text:style-name="T3">;</text:span><text:line-break/><text:line-break/><text:span text:style-name="T3"> <text:s text:c="7"/></text:span><text:span text:style-name="T5">System.</text:span><text:span text:style-name="T7">out</text:span><text:span text:style-name="T5">.println(</text:span><text:span text:style-name="T11">"-------------------------------------------"</text:span><text:span text:style-name="T5">)</text:span><text:span text:style-name="T3">;</text:span><text:line-break/><text:line-break/><text:span text:style-name="T3"> <text:s text:c="3"/></text:span><text:span text:style-name="T5">}</text:span><text:line-break/><text:span text:style-name="T5">}</text:span><text:line-break/></text:p>
                  <text:p text:style-name="P21"><text:span text:style-name="T2"/></text:p>
                </text:section>
              </text:section>
            </text:section>
            <text:p text:style-name="P20"><text:span text:style-name="T3">package </text:span><text:span text:style-name="T5">com.company</text:span><text:span text:style-name="T3">;</text:span><text:line-break/><text:line-break/><text:span text:style-name="T3">import </text:span><text:span text:style-name="T5">java.sql.*</text:span><text:span text:style-name="T3">;</text:span><text:line-break/><text:line-break/><text:span text:style-name="T3">public class </text:span><text:span text:style-name="T5">Map {</text:span><text:line-break/><text:line-break/><text:span text:style-name="T5"> <text:s text:c="3"/></text:span><text:span text:style-name="T3">private <text:s/></text:span><text:span text:style-name="T5">String </text:span><text:span text:style-name="T8">URL </text:span><text:span text:style-name="T5">= </text:span><text:span text:style-name="T11">""</text:span><text:span text:style-name="T3">;</text:span><text:line-break/><text:span text:style-name="T3"> <text:s text:c="3"/>private <text:s/></text:span><text:span text:style-name="T5">String </text:span><text:span text:style-name="T8">USERNAME </text:span><text:span text:style-name="T5">= </text:span><text:span text:style-name="T11">""</text:span><text:span text:style-name="T3">;</text:span><text:line-break/><text:span text:style-name="T3"> <text:s text:c="3"/>private <text:s/></text:span><text:span text:style-name="T5">String </text:span><text:span text:style-name="T8">PASSWORD </text:span><text:span text:style-name="T5">= </text:span><text:span text:style-name="T11">""</text:span><text:span text:style-name="T3">;</text:span><text:line-break/><text:line-break/><text:span text:style-name="T3"> <text:s text:c="3"/>private </text:span><text:span text:style-name="T5">Connection </text:span><text:span text:style-name="T8">connection </text:span><text:span text:style-name="T5">= </text:span><text:span text:style-name="T3">null;</text:span><text:line-break/><text:span text:style-name="T3"> <text:s text:c="3"/>private </text:span><text:span text:style-name="T5">Statement </text:span><text:span text:style-name="T8">statement </text:span><text:span text:style-name="T5">= </text:span><text:span text:style-name="T3">null;</text:span><text:line-break/><text:line-break/><text:span text:style-name="T3"> <text:s text:c="3"/>public </text:span><text:span text:style-name="T12">Map</text:span><text:span text:style-name="T5">(String DBName</text:span><text:span text:style-name="T3">, </text:span><text:span text:style-name="T5">String ip</text:span><text:span text:style-name="T3">, int </text:span><text:span text:style-name="T5">port</text:span><text:span text:style-name="T3">, </text:span><text:span text:style-name="T5">String userName</text:span><text:span text:style-name="T3">, </text:span><text:span text:style-name="T5">String password){</text:span><text:line-break/><text:span text:style-name="T5"> <text:s text:c="7"/></text:span><text:span text:style-name="T8">URL </text:span><text:span text:style-name="T5">= </text:span><text:span text:style-name="T11">"jdbc:mysql://"</text:span><text:span text:style-name="T5">+ ip + </text:span><text:span text:style-name="T11">":" </text:span><text:span text:style-name="T5">+ port + </text:span><text:span text:style-name="T11">"/" </text:span><text:span text:style-name="T5">+ DBName + </text:span><text:span text:style-name="T11">"?serverTimezone=UTC"</text:span><text:span text:style-name="T3">;</text:span><text:line-break/><text:span text:style-name="T3"> <text:s text:c="7"/></text:span><text:span text:style-name="T8">USERNAME </text:span><text:span text:style-name="T5">= userName</text:span><text:span text:style-name="T3">;</text:span><text:line-break/><text:span text:style-name="T3"> <text:s text:c="7"/></text:span><text:span text:style-name="T8">PASSWORD </text:span><text:span text:style-name="T5">= password</text:span><text:span text:style-name="T3">;</text:span><text:line-break/><text:line-break/><text:span text:style-name="T3"> <text:s text:c="7"/>try </text:span><text:span text:style-name="T5">{</text:span><text:line-break/><text:soft-page-break/><text:span text:style-name="T5"> <text:s text:c="11"/>Class.</text:span><text:span text:style-name="T6">forName</text:span><text:span text:style-name="T5">(</text:span><text:span text:style-name="T11">"com.mysql.cj.jdbc.Driver"</text:span><text:span text:style-name="T5">).newInstance()</text:span><text:span text:style-name="T3">;</text:span><text:line-break/><text:span text:style-name="T3"> <text:s text:c="7"/></text:span><text:span text:style-name="T5">} </text:span><text:span text:style-name="T3">catch </text:span><text:span text:style-name="T5">(InstantiationException e) {</text:span><text:line-break/><text:span text:style-name="T5"> <text:s text:c="11"/>e.printStackTrace()</text:span><text:span text:style-name="T3">;</text:span><text:line-break/><text:span text:style-name="T3"> <text:s text:c="7"/></text:span><text:span text:style-name="T5">} </text:span><text:span text:style-name="T3">catch </text:span><text:span text:style-name="T5">(IllegalAccessException e) {</text:span><text:line-break/><text:span text:style-name="T5"> <text:s text:c="11"/>e.printStackTrace()</text:span><text:span text:style-name="T3">;</text:span><text:line-break/><text:span text:style-name="T3"> <text:s text:c="7"/></text:span><text:span text:style-name="T5">} </text:span><text:span text:style-name="T3">catch </text:span><text:span text:style-name="T5">(ClassNotFoundException e) {</text:span><text:line-break/><text:span text:style-name="T5"> <text:s text:c="11"/>e.printStackTrace()</text:span><text:span text:style-name="T3">;</text:span><text:line-break/><text:span text:style-name="T3"> <text:s text:c="7"/></text:span><text:span text:style-name="T5">}</text:span><text:line-break/><text:line-break/><text:span text:style-name="T5"> <text:s text:c="7"/></text:span><text:span text:style-name="T3">try </text:span><text:span text:style-name="T5">{</text:span><text:line-break/><text:span text:style-name="T5"> <text:s text:c="11"/></text:span><text:span text:style-name="T8">connection </text:span><text:span text:style-name="T5">= DriverManager.</text:span><text:span text:style-name="T6">getConnection</text:span><text:span text:style-name="T5">(</text:span><text:span text:style-name="T8">URL</text:span><text:span text:style-name="T3">, </text:span><text:span text:style-name="T8">USERNAME</text:span><text:span text:style-name="T3">, </text:span><text:span text:style-name="T8">PASSWORD</text:span><text:span text:style-name="T5">)</text:span><text:span text:style-name="T3">;</text:span><text:line-break/><text:span text:style-name="T3"> <text:s text:c="11"/></text:span><text:span text:style-name="T8">statement </text:span><text:span text:style-name="T5">= </text:span><text:span text:style-name="T8">connection</text:span><text:span text:style-name="T5">.createStatement(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e) {</text:span><text:line-break/><text:span text:style-name="T5"> <text:s text:c="11"/>e.printStackTrace()</text:span><text:span text:style-name="T3">;</text:span><text:line-break/><text:span text:style-name="T3"> <text:s text:c="7"/></text:span><text:span text:style-name="T5">}</text:span><text:line-break/><text:line-break/><text:span text:style-name="T5"> <text:s text:c="3"/>}</text:span><text:line-break/><text:line-break/><text:span text:style-name="T17">////////////////////////////////////////////////////////////////////////////////////////////////////////////////////////</text:span><text:line-break/><text:line-break/><text:span text:style-name="T17"> <text:s text:c="3"/></text:span><text:span text:style-name="T3">public boolean </text:span><text:span text:style-name="T12">addCountry</text:span><text:span text:style-name="T5">(</text:span><text:span text:style-name="T3">int </text:span><text:span text:style-name="T5">id</text:span><text:span text:style-name="T3">, </text:span><text:span text:style-name="T5">String name) {</text:span><text:line-break/><text:span text:style-name="T5"> <text:s text:c="7"/>String sql = </text:span><text:span text:style-name="T11">"INSERT INTO COUNTRIES (ID_CO, NAME)" </text:span><text:span text:style-name="T5">+ </text:span><text:span text:style-name="T11">"VALUES ("</text:span><text:span text:style-name="T5">+id+</text:span><text:span text:style-name="T11">", '"</text:span><text:span text:style-name="T5">+name+</text:span><text:span text:style-name="T11">"')"</text:span><text:span text:style-name="T3">;</text:span><text:line-break/><text:line-break/><text:span text:style-name="T3"> <text:s text:c="7"/>try </text:span><text:span text:style-name="T5">{</text:span><text:line-break/><text:span text:style-name="T5"> <text:s text:c="11"/></text:span><text:span text:style-name="T8">statement</text:span><text:span text:style-name="T5">.executeUpdate(sql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[Map::addCountry()] Страна " </text:span><text:span text:style-name="T5">+ name + </text:span><text:span text:style-name="T11">" успешно добавлена!"</text:span><text:span text:style-name="T5">)</text:span><text:span text:style-name="T3">;</text:span><text:line-break/><text:span text:style-name="T3"> <text:s text:c="11"/>return true;</text:span><text:line-break/><text:span text:style-name="T3"> <text:s text:c="7"/></text:span><text:span text:style-name="T5">} </text:span><text:span text:style-name="T3">catch </text:span><text:span text:style-name="T5">(SQLException e) {</text:span><text:line-break/><text:span text:style-name="T5"> <text:s text:c="11"/>System.</text:span><text:span text:style-name="T7">out</text:span><text:span text:style-name="T5">.println(</text:span><text:span text:style-name="T11">"[Map::addCountry()] ОШИБКА! Страна " </text:span><text:span text:style-name="T5">+ name + </text:span><text:span text:style-name="T11">" не добавлена!"</text:span><text:span text:style-name="T5">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 &gt;&gt; "</text:span><text:span text:style-name="T5">+e.getMessage())</text:span><text:span text:style-name="T3">;</text:span><text:line-break/><text:span text:style-name="T3"> <text:s text:c="11"/>return false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boolean </text:span><text:span text:style-name="T12">deleteCountry</text:span><text:span text:style-name="T5">(</text:span><text:span text:style-name="T3">int </text:span><text:span text:style-name="T5">id){</text:span><text:line-break/><text:span text:style-name="T5"> <text:s text:c="7"/>String sql = </text:span><text:span text:style-name="T11">"DELETE FROM COUNTRIES WHERE ID_CO = " </text:span><text:span text:style-name="T5">+ id</text:span><text:span text:style-name="T3">;</text:span><text:line-break/><text:span text:style-name="T3"> <text:s text:c="7"/>try </text:span><text:span text:style-name="T5">{</text:span><text:line-break/><text:span text:style-name="T5"> <text:s text:c="11"/></text:span><text:span text:style-name="T3">int </text:span><text:span text:style-name="T5">c = </text:span><text:span text:style-name="T8">statement</text:span><text:span text:style-name="T5">.executeUpdate(sql)</text:span><text:span text:style-name="T3">;</text:span><text:line-break/><text:line-break/><text:span text:style-name="T3"> <text:s text:c="11"/>if </text:span><text:span text:style-name="T5">(c&gt;</text:span><text:span text:style-name="T13">0</text:span><text:span text:style-name="T5">) {</text:span><text:line-break/><text:span text:style-name="T5"> <text:s text:c="15"/>System.</text:span><text:span text:style-name="T7">out</text:span><text:span text:style-name="T5">.println(</text:span><text:span text:style-name="T11">"[Map::deleteCountry()] Страна с идентификатором " </text:span><text:span text:style-name="T5">+ id +</text:span><text:span text:style-name="T11">" успешно удалена!"</text:span><text:span text:style-name="T5">)</text:span><text:span text:style-name="T3">;</text:span><text:line-break/><text:span text:style-name="T3"> <text:s text:c="15"/>return true;</text:span><text:line-break/><text:span text:style-name="T3"> <text:s text:c="11"/></text:span><text:span text:style-name="T5">} </text:span><text:span text:style-name="T3">else </text:span><text:span text:style-name="T5">{</text:span><text:line-break/><text:span text:style-name="T5"> <text:s text:c="15"/>System.</text:span><text:span text:style-name="T7">out</text:span><text:span text:style-name="T5">.println(</text:span><text:span text:style-name="T11">"[Map::deleteCountry()] Страна с идентификатором " </text:span><text:span text:style-name="T5">+ id +</text:span><text:span text:style-name="T11">" не найдена!"</text:span><text:span text:style-name="T5">)</text:span><text:span text:style-name="T3">;</text:span><text:line-break/><text:span text:style-name="T3"> <text:s text:c="15"/>return false;</text:span><text:line-break/><text:span text:style-name="T3"> <text:s text:c="11"/></text:span><text:span text:style-name="T5">}</text:span><text:line-break/><text:line-break/><text:span text:style-name="T5"> <text:s text:c="7"/>} </text:span><text:span text:style-name="T3">catch </text:span><text:span text:style-name="T5">(SQLException e) {</text:span><text:line-break/><text:span text:style-name="T5"> <text:s text:c="11"/>System.</text:span><text:span text:style-name="T7">out</text:span><text:span text:style-name="T5">.println(</text:span><text:span text:style-name="T11">"[Map::deleteCountry()] ОШИБКА при удалении страны с идентификатором " </text:span><text:span text:style-name="T5">+ id + </text:span><text:span text:style-name="T11">", в этой стране есть города (удалите сначала их)"</text:span><text:span text:style-name="T5">)</text:span><text:span text:style-name="T3">;</text:span><text:line-break/><text:span text:style-name="T17">// <text:s text:c="11"/>System.out.println(" &gt;&gt; " + e.getMessage());</text:span><text:line-break/><text:span text:style-name="T17"> <text:s text:c="11"/></text:span><text:span text:style-name="T3">return false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</text:span><text:span text:style-name="T5">String </text:span><text:span text:style-name="T12">findCountry</text:span><text:span text:style-name="T5">(</text:span><text:span text:style-name="T3">int </text:span><text:span text:style-name="T5">id){</text:span><text:line-break/><text:span text:style-name="T5"> <text:s text:c="7"/>String sql = </text:span><text:span text:style-name="T11">"SELECT ID_CO, NAME FROM COUNTRIES"</text:span><text:span text:style-name="T3">;</text:span><text:line-break/><text:soft-page-break/><text:line-break/><text:span text:style-name="T3"> <text:s text:c="7"/>try </text:span><text:span text:style-name="T5">{</text:span><text:line-break/><text:span text:style-name="T5"> <text:s text:c="11"/>ResultSet rs = </text:span><text:span text:style-name="T8">statement</text:span><text:span text:style-name="T5">.executeQuery(sql)</text:span><text:span text:style-name="T3">;</text:span><text:line-break/><text:span text:style-name="T3"> <text:s text:c="11"/>while </text:span><text:span text:style-name="T5">(rs.next())</text:span><text:line-break/><text:span text:style-name="T5"> <text:s text:c="11"/>{</text:span><text:line-break/><text:span text:style-name="T5"> <text:s text:c="16"/></text:span><text:span text:style-name="T3">int </text:span><text:span text:style-name="T5">idTmp = rs.getInt(</text:span><text:span text:style-name="T11">"ID_CO"</text:span><text:span text:style-name="T5">)</text:span><text:span text:style-name="T3">;</text:span><text:line-break/><text:line-break/><text:span text:style-name="T3"> <text:s text:c="16"/>if </text:span><text:span text:style-name="T5">(idTmp == id) {</text:span><text:line-break/><text:span text:style-name="T5"> <text:s text:c="20"/>String name = rs.getString(</text:span><text:span text:style-name="T11">"NAME"</text:span><text:span text:style-name="T5">)</text:span><text:span text:style-name="T3">;</text:span><text:line-break/><text:span text:style-name="T3"> <text:s text:c="20"/></text:span><text:span text:style-name="T5">System.</text:span><text:span text:style-name="T7">out</text:span><text:span text:style-name="T5">.println(</text:span><text:span text:style-name="T11">"[Map::findCountry()] "</text:span><text:span text:style-name="T5">+ id + </text:span><text:span text:style-name="T11">" - " </text:span><text:span text:style-name="T5">+ name)</text:span><text:span text:style-name="T3">;</text:span><text:line-break/><text:span text:style-name="T3"> <text:s text:c="20"/></text:span><text:span text:style-name="T5">rs.close()</text:span><text:span text:style-name="T3">;</text:span><text:line-break/><text:span text:style-name="T3"> <text:s text:c="20"/>return </text:span><text:span text:style-name="T5">name</text:span><text:span text:style-name="T3">;</text:span><text:line-break/><text:span text:style-name="T3"> <text:s text:c="16"/></text:span><text:span text:style-name="T5">}</text:span><text:line-break/><text:span text:style-name="T5"> <text:s text:c="11"/>}</text:span><text:line-break/><text:span text:style-name="T5"> <text:s text:c="11"/>rs.close(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throwables) {</text:span><text:line-break/><text:span text:style-name="T5"> <text:s text:c="11"/>throwables.printStackTrace()</text:span><text:span text:style-name="T3">;</text:span><text:line-break/><text:span text:style-name="T3"> <text:s text:c="7"/></text:span><text:span text:style-name="T5">}</text:span><text:line-break/><text:span text:style-name="T5"> <text:s text:c="7"/></text:span><text:span text:style-name="T3">return </text:span><text:span text:style-name="T11">""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3">public void </text:span><text:span text:style-name="T12">changeCountryInfo</text:span><text:span text:style-name="T5">(</text:span><text:span text:style-name="T3">int </text:span><text:span text:style-name="T5">id</text:span><text:span text:style-name="T3">, </text:span><text:span text:style-name="T5">String name){</text:span><text:line-break/><text:span text:style-name="T5"> <text:s text:c="7"/>System.</text:span><text:span text:style-name="T7">out</text:span><text:span text:style-name="T5">.println(</text:span><text:span text:style-name="T11">"[Map::changeCountryInfo()]"</text:span><text:span text:style-name="T5">)</text:span><text:span text:style-name="T3">;</text:span><text:line-break/><text:line-break/><text:span text:style-name="T3"> <text:s text:c="7"/></text:span><text:span text:style-name="T5">String sql1 = </text:span><text:span text:style-name="T11">"UPDATE COUNTRIES SET NAME = '"</text:span><text:span text:style-name="T5">+name+</text:span><text:span text:style-name="T11">"' WHERE ID_CO = '" </text:span><text:span text:style-name="T5">+ id + </text:span><text:span text:style-name="T11">"'"</text:span><text:span text:style-name="T3">;</text:span><text:line-break/><text:span text:style-name="T3"> <text:s text:c="7"/>try </text:span><text:span text:style-name="T5">{</text:span><text:line-break/><text:span text:style-name="T5"> <text:s text:c="11"/></text:span><text:span text:style-name="T8">statement</text:span><text:span text:style-name="T5">.executeUpdate(sql1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throwables) {</text:span><text:line-break/><text:span text:style-name="T5"> <text:s text:c="11"/>throwables.printStackTrace()</text:span><text:span text:style-name="T3">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void </text:span><text:span text:style-name="T12">showCountries</text:span><text:span text:style-name="T5">() {</text:span><text:line-break/><text:span text:style-name="T5"> <text:s text:c="7"/>String sql = </text:span><text:span text:style-name="T11">"SELECT ID_CO, NAME FROM COUNTRIES"</text:span><text:span text:style-name="T3">;</text:span><text:line-break/><text:span text:style-name="T3"> <text:s text:c="7"/>try</text:span><text:line-break/><text:span text:style-name="T3"> <text:s text:c="7"/></text:span><text:span text:style-name="T5">{</text:span><text:line-break/><text:span text:style-name="T5"> <text:s text:c="11"/>ResultSet rs = </text:span><text:span text:style-name="T8">statement</text:span><text:span text:style-name="T5">.executeQuery(sql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[Map::showCountries()] СПИСОК СТРАН:"</text:span><text:span text:style-name="T5">)</text:span><text:span text:style-name="T3">;</text:span><text:line-break/><text:span text:style-name="T3"> <text:s text:c="11"/>while </text:span><text:span text:style-name="T5">(rs.next())</text:span><text:line-break/><text:span text:style-name="T5"> <text:s text:c="11"/>{</text:span><text:line-break/><text:span text:style-name="T5"> <text:s text:c="15"/></text:span><text:span text:style-name="T3">int </text:span><text:span text:style-name="T5">id = rs.getInt(</text:span><text:span text:style-name="T11">"ID_CO"</text:span><text:span text:style-name="T5">)</text:span><text:span text:style-name="T3">;</text:span><text:line-break/><text:span text:style-name="T3"> <text:s text:c="15"/></text:span><text:span text:style-name="T5">String name = rs.getString(</text:span><text:span text:style-name="T11">"NAME"</text:span><text:span text:style-name="T5">)</text:span><text:span text:style-name="T3">;</text:span><text:line-break/><text:span text:style-name="T3"> <text:s text:c="15"/></text:span><text:span text:style-name="T5">System.</text:span><text:span text:style-name="T7">out</text:span><text:span text:style-name="T5">.println(</text:span><text:span text:style-name="T11">" &gt;&gt; "</text:span><text:span text:style-name="T5">+ id + </text:span><text:span text:style-name="T11">" - " </text:span><text:span text:style-name="T5">+ name)</text:span><text:span text:style-name="T3">;</text:span><text:line-break/><text:span text:style-name="T3"> <text:s text:c="11"/></text:span><text:span text:style-name="T5">}</text:span><text:line-break/><text:span text:style-name="T5"> <text:s text:c="11"/>rs.close(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e)</text:span><text:line-break/><text:span text:style-name="T5"> <text:s text:c="7"/>{</text:span><text:line-break/><text:span text:style-name="T5"> <text:s text:c="11"/>System.</text:span><text:span text:style-name="T7">out</text:span><text:span text:style-name="T5">.println(</text:span><text:span text:style-name="T11">"[Map::showCountries()] ОШИБКА при получении списка стран"</text:span><text:span text:style-name="T5">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 &gt;&gt; "</text:span><text:span text:style-name="T5">+e.getMessage())</text:span><text:span text:style-name="T3">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17">////////////////////////////////////////////////////////////////////////////////////////////////////////////////////////</text:span><text:line-break/><text:line-break/><text:span text:style-name="T17"> <text:s text:c="3"/></text:span><text:span text:style-name="T3">public boolean </text:span><text:span text:style-name="T12">addCity</text:span><text:span text:style-name="T5">(</text:span><text:span text:style-name="T3">int </text:span><text:span text:style-name="T5">idCity</text:span><text:span text:style-name="T3">, int </text:span><text:span text:style-name="T5">idCountry</text:span><text:span text:style-name="T3">, </text:span><text:span text:style-name="T5">String name</text:span><text:span text:style-name="T3">, int </text:span><text:span text:style-name="T5">count</text:span><text:span text:style-name="T3">, int </text:span><text:span text:style-name="T5">isCapital) {</text:span><text:line-break/><text:span text:style-name="T5"> <text:s text:c="7"/>String sql = </text:span><text:span text:style-name="T11">"INSERT INTO CITIES (ID_CI, ID_CO, NAME, COUNT, ISCAPITAL)" </text:span><text:span text:style-name="T5">+ </text:span><text:span text:style-name="T11">"VALUES ("</text:span><text:span text:style-name="T5">+idCity+</text:span><text:span text:style-name="T11">","</text:span><text:span text:style-name="T5">+idCountry+</text:span><text:span text:style-name="T11">", '"</text:span><text:span text:style-name="T5">+name+</text:span><text:span text:style-name="T11">"',"</text:span><text:span text:style-name="T5">+count+</text:span><text:span text:style-name="T11">","</text:span><text:span text:style-name="T5">+isCapital+</text:span><text:span text:style-name="T11">")"</text:span><text:span text:style-name="T3">;</text:span><text:line-break/><text:line-break/><text:span text:style-name="T3"> <text:s text:c="7"/>try </text:span><text:span text:style-name="T5">{</text:span><text:line-break/><text:span text:style-name="T5"> <text:s text:c="11"/></text:span><text:span text:style-name="T8">statement</text:span><text:span text:style-name="T5">.executeUpdate(sql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[Map::addCountry()] Страна " </text:span><text:span text:style-name="T5">+ name + </text:span><text:span text:style-name="T11">" успешно добавлена!"</text:span><text:span text:style-name="T5">)</text:span><text:span text:style-name="T3">;</text:span><text:line-break/><text:soft-page-break/><text:span text:style-name="T3"> <text:s text:c="11"/>return true;</text:span><text:line-break/><text:span text:style-name="T3"> <text:s text:c="7"/></text:span><text:span text:style-name="T5">} </text:span><text:span text:style-name="T3">catch </text:span><text:span text:style-name="T5">(SQLException e) {</text:span><text:line-break/><text:span text:style-name="T5"> <text:s text:c="11"/>System.</text:span><text:span text:style-name="T7">out</text:span><text:span text:style-name="T5">.println(</text:span><text:span text:style-name="T11">"[Map::addCountry()] ОШИБКА! Страна " </text:span><text:span text:style-name="T5">+ name + </text:span><text:span text:style-name="T11">" не добавлена!"</text:span><text:span text:style-name="T5">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 &gt;&gt; " </text:span><text:span text:style-name="T5">+ e.getMessage())</text:span><text:span text:style-name="T3">;</text:span><text:line-break/><text:span text:style-name="T3"> <text:s text:c="11"/>return false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boolean </text:span><text:span text:style-name="T12">deleteCity</text:span><text:span text:style-name="T5">(</text:span><text:span text:style-name="T3">int </text:span><text:span text:style-name="T5">id){</text:span><text:line-break/><text:span text:style-name="T5"> <text:s text:c="7"/>String sql = </text:span><text:span text:style-name="T11">"DELETE FROM CITIES WHERE ID_CI = " </text:span><text:span text:style-name="T5">+ id</text:span><text:span text:style-name="T3">;</text:span><text:line-break/><text:span text:style-name="T3"> <text:s text:c="7"/>try </text:span><text:span text:style-name="T5">{</text:span><text:line-break/><text:span text:style-name="T5"> <text:s text:c="11"/></text:span><text:span text:style-name="T3">int </text:span><text:span text:style-name="T5">c = </text:span><text:span text:style-name="T8">statement</text:span><text:span text:style-name="T5">.executeUpdate(sql)</text:span><text:span text:style-name="T3">;</text:span><text:line-break/><text:line-break/><text:span text:style-name="T3"> <text:s text:c="11"/>if </text:span><text:span text:style-name="T5">(c&gt;</text:span><text:span text:style-name="T13">0</text:span><text:span text:style-name="T5">) {</text:span><text:line-break/><text:span text:style-name="T5"> <text:s text:c="15"/>System.</text:span><text:span text:style-name="T7">out</text:span><text:span text:style-name="T5">.println(</text:span><text:span text:style-name="T11">"[Map::deleteCity()] Город с идентификатором " </text:span><text:span text:style-name="T5">+ id +</text:span><text:span text:style-name="T11">" успешно удалена!"</text:span><text:span text:style-name="T5">)</text:span><text:span text:style-name="T3">;</text:span><text:line-break/><text:span text:style-name="T3"> <text:s text:c="15"/>return true;</text:span><text:line-break/><text:span text:style-name="T3"> <text:s text:c="11"/></text:span><text:span text:style-name="T5">} </text:span><text:span text:style-name="T3">else </text:span><text:span text:style-name="T5">{</text:span><text:line-break/><text:span text:style-name="T5"> <text:s text:c="15"/>System.</text:span><text:span text:style-name="T7">out</text:span><text:span text:style-name="T5">.println(</text:span><text:span text:style-name="T11">"[Map::deleteCity()] Город с идентификатором " </text:span><text:span text:style-name="T5">+ id +</text:span><text:span text:style-name="T11">" не найдена!"</text:span><text:span text:style-name="T5">)</text:span><text:span text:style-name="T3">;</text:span><text:line-break/><text:span text:style-name="T3"> <text:s text:c="15"/>return false;</text:span><text:line-break/><text:span text:style-name="T3"> <text:s text:c="11"/></text:span><text:span text:style-name="T5">}</text:span><text:line-break/><text:line-break/><text:span text:style-name="T5"> <text:s text:c="7"/>} </text:span><text:span text:style-name="T3">catch </text:span><text:span text:style-name="T5">(SQLException e) {</text:span><text:line-break/><text:span text:style-name="T5"> <text:s text:c="11"/>System.</text:span><text:span text:style-name="T7">out</text:span><text:span text:style-name="T5">.println(</text:span><text:span text:style-name="T11">"[Map::deleteCity()] ОШИБКА при удалении города с идентификатором " </text:span><text:span text:style-name="T5">+ id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 &gt;&gt; " </text:span><text:span text:style-name="T5">+ e.getMessage())</text:span><text:span text:style-name="T3">;</text:span><text:line-break/><text:span text:style-name="T3"> <text:s text:c="11"/>return false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</text:span><text:span text:style-name="T5">String </text:span><text:span text:style-name="T12">findCity</text:span><text:span text:style-name="T5">(</text:span><text:span text:style-name="T3">int </text:span><text:span text:style-name="T5">id){</text:span><text:line-break/><text:span text:style-name="T5"> <text:s text:c="7"/>String sql = </text:span><text:span text:style-name="T11">"SELECT ID_CI, NAME FROM CITIES"</text:span><text:span text:style-name="T3">;</text:span><text:line-break/><text:line-break/><text:span text:style-name="T3"> <text:s text:c="7"/>try </text:span><text:span text:style-name="T5">{</text:span><text:line-break/><text:span text:style-name="T5"> <text:s text:c="11"/>ResultSet rs = </text:span><text:span text:style-name="T8">statement</text:span><text:span text:style-name="T5">.executeQuery(sql)</text:span><text:span text:style-name="T3">;</text:span><text:line-break/><text:span text:style-name="T3"> <text:s text:c="11"/>while </text:span><text:span text:style-name="T5">(rs.next())</text:span><text:line-break/><text:span text:style-name="T5"> <text:s text:c="11"/>{</text:span><text:line-break/><text:span text:style-name="T5"> <text:s text:c="15"/></text:span><text:span text:style-name="T3">int </text:span><text:span text:style-name="T5">idTmp = rs.getInt(</text:span><text:span text:style-name="T11">"ID_CI"</text:span><text:span text:style-name="T5">)</text:span><text:span text:style-name="T3">;</text:span><text:line-break/><text:line-break/><text:span text:style-name="T3"> <text:s text:c="15"/>if </text:span><text:span text:style-name="T5">(idTmp == id) {</text:span><text:line-break/><text:span text:style-name="T5"> <text:s text:c="19"/>String name = rs.getString(</text:span><text:span text:style-name="T11">"NAME"</text:span><text:span text:style-name="T5">)</text:span><text:span text:style-name="T3">;</text:span><text:line-break/><text:span text:style-name="T3"> <text:s text:c="19"/></text:span><text:span text:style-name="T5">System.</text:span><text:span text:style-name="T7">out</text:span><text:span text:style-name="T5">.println(</text:span><text:span text:style-name="T11">"[Map::findCity()] "</text:span><text:span text:style-name="T5">+ id + </text:span><text:span text:style-name="T11">" - " </text:span><text:span text:style-name="T5">+ name)</text:span><text:span text:style-name="T3">;</text:span><text:line-break/><text:span text:style-name="T3"> <text:s text:c="19"/></text:span><text:span text:style-name="T5">rs.close()</text:span><text:span text:style-name="T3">;</text:span><text:line-break/><text:span text:style-name="T3"> <text:s text:c="19"/>return </text:span><text:span text:style-name="T5">name</text:span><text:span text:style-name="T3">;</text:span><text:line-break/><text:span text:style-name="T3"> <text:s text:c="15"/></text:span><text:span text:style-name="T5">}</text:span><text:line-break/><text:span text:style-name="T5"> <text:s text:c="11"/>}</text:span><text:line-break/><text:span text:style-name="T5"> <text:s text:c="11"/>rs.close(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throwables) {</text:span><text:line-break/><text:span text:style-name="T5"> <text:s text:c="11"/>throwables.printStackTrace()</text:span><text:span text:style-name="T3">;</text:span><text:line-break/><text:span text:style-name="T3"> <text:s text:c="7"/></text:span><text:span text:style-name="T5">}</text:span><text:line-break/><text:span text:style-name="T5"> <text:s text:c="7"/></text:span><text:span text:style-name="T3">return </text:span><text:span text:style-name="T11">""</text:span><text:span text:style-name="T3">;</text:span><text:line-break/><text:span text:style-name="T3"> <text:s text:c="3"/></text:span><text:span text:style-name="T5">}</text:span><text:line-break/><text:line-break/><text:span text:style-name="T5"> <text:s text:c="3"/></text:span><text:span text:style-name="T3">public void </text:span><text:span text:style-name="T12">changeCityInfo</text:span><text:span text:style-name="T5">(</text:span><text:span text:style-name="T3">int </text:span><text:span text:style-name="T5">idCity</text:span><text:span text:style-name="T3">,int </text:span><text:span text:style-name="T5">idCountry</text:span><text:span text:style-name="T3">, </text:span><text:span text:style-name="T5">String name</text:span><text:span text:style-name="T3">, int </text:span><text:span text:style-name="T5">count</text:span><text:span text:style-name="T3">, int </text:span><text:span text:style-name="T5">isCapital){</text:span><text:line-break/><text:span text:style-name="T5"> <text:s text:c="7"/>System.</text:span><text:span text:style-name="T7">out</text:span><text:span text:style-name="T5">.println(</text:span><text:span text:style-name="T11">"[Map::changeCountryInfo()]"</text:span><text:span text:style-name="T5">)</text:span><text:span text:style-name="T3">;</text:span><text:line-break/><text:line-break/><text:span text:style-name="T3"> <text:s text:c="7"/></text:span><text:span text:style-name="T5">String sql1 = </text:span><text:span text:style-name="T11">"UPDATE CITIES SET NAME = '"</text:span><text:span text:style-name="T5">+name+</text:span><text:span text:style-name="T11">"' WHERE ID_CI = '" </text:span><text:span text:style-name="T5">+ idCity + </text:span><text:span text:style-name="T11">"'"</text:span><text:span text:style-name="T3">;</text:span><text:line-break/><text:span text:style-name="T3"> <text:s text:c="7"/></text:span><text:span text:style-name="T5">String sql2 = </text:span><text:span text:style-name="T11">"UPDATE CITIES SET ID_CO = '"</text:span><text:span text:style-name="T5">+idCountry+</text:span><text:span text:style-name="T11">"' WHERE ID_CI = '" </text:span><text:span text:style-name="T5">+ idCity + </text:span><text:span text:style-name="T11">"'"</text:span><text:span text:style-name="T3">;</text:span><text:line-break/><text:soft-page-break/><text:span text:style-name="T3"> <text:s text:c="7"/></text:span><text:span text:style-name="T5">String sql3 = </text:span><text:span text:style-name="T11">"UPDATE CITIES SET COUNT = '"</text:span><text:span text:style-name="T5">+count+</text:span><text:span text:style-name="T11">"' WHERE ID_CI = '" </text:span><text:span text:style-name="T5">+ idCity + </text:span><text:span text:style-name="T11">"'"</text:span><text:span text:style-name="T3">;</text:span><text:line-break/><text:span text:style-name="T3"> <text:s text:c="7"/></text:span><text:span text:style-name="T5">String sql4 = </text:span><text:span text:style-name="T11">"UPDATE CITIES SET ISCAPITAL = '"</text:span><text:span text:style-name="T5">+isCapital+</text:span><text:span text:style-name="T11">"' WHERE ID_CI = '" </text:span><text:span text:style-name="T5">+ idCity + </text:span><text:span text:style-name="T11">"'"</text:span><text:span text:style-name="T3">;</text:span><text:line-break/><text:span text:style-name="T3"> <text:s text:c="7"/>try </text:span><text:span text:style-name="T5">{</text:span><text:line-break/><text:span text:style-name="T5"> <text:s text:c="11"/></text:span><text:span text:style-name="T8">statement</text:span><text:span text:style-name="T5">.executeUpdate(sql1)</text:span><text:span text:style-name="T3">;</text:span><text:line-break/><text:span text:style-name="T3"> <text:s text:c="11"/></text:span><text:span text:style-name="T8">statement</text:span><text:span text:style-name="T5">.executeUpdate(sql2)</text:span><text:span text:style-name="T3">;</text:span><text:line-break/><text:span text:style-name="T3"> <text:s text:c="11"/></text:span><text:span text:style-name="T8">statement</text:span><text:span text:style-name="T5">.executeUpdate(sql3)</text:span><text:span text:style-name="T3">;</text:span><text:line-break/><text:span text:style-name="T3"> <text:s text:c="11"/></text:span><text:span text:style-name="T8">statement</text:span><text:span text:style-name="T5">.executeUpdate(sql4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throwables) {</text:span><text:line-break/><text:span text:style-name="T5"> <text:s text:c="11"/>throwables.printStackTrace()</text:span><text:span text:style-name="T3">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5"> <text:s text:c="3"/></text:span><text:span text:style-name="T3">public void </text:span><text:span text:style-name="T12">showCities</text:span><text:span text:style-name="T5">(</text:span><text:span text:style-name="T3">int </text:span><text:span text:style-name="T5">idCountry){</text:span><text:line-break/><text:span text:style-name="T5"> <text:s text:c="7"/>String sql = </text:span><text:span text:style-name="T11">"SELECT ID_CI, ID_CO, NAME, COUNT, ISCAPITAL FROM CITIES"</text:span><text:span text:style-name="T3">;</text:span><text:line-break/><text:span text:style-name="T3"> <text:s text:c="7"/>try</text:span><text:line-break/><text:span text:style-name="T3"> <text:s text:c="7"/></text:span><text:span text:style-name="T5">{</text:span><text:line-break/><text:span text:style-name="T5"> <text:s text:c="11"/>ResultSet rs = </text:span><text:span text:style-name="T8">statement</text:span><text:span text:style-name="T5">.executeQuery(sql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[Map::showCities()] СПИСОК ГОРОДОВ " </text:span><text:span text:style-name="T5">+ </text:span><text:span text:style-name="T11">" :"</text:span><text:span text:style-name="T5">)</text:span><text:span text:style-name="T3">;</text:span><text:line-break/><text:span text:style-name="T3"> <text:s text:c="11"/>while </text:span><text:span text:style-name="T5">(rs.next())</text:span><text:line-break/><text:span text:style-name="T5"> <text:s text:c="11"/>{</text:span><text:line-break/><text:span text:style-name="T5"> <text:s text:c="15"/></text:span><text:span text:style-name="T3">int </text:span><text:span text:style-name="T5">idCity = rs.getInt(</text:span><text:span text:style-name="T11">"ID_CI"</text:span><text:span text:style-name="T5">)</text:span><text:span text:style-name="T3">;</text:span><text:line-break/><text:span text:style-name="T3"> <text:s text:c="15"/>int </text:span><text:span text:style-name="T5">idCountryTmp = rs.getInt(</text:span><text:span text:style-name="T11">"ID_CO"</text:span><text:span text:style-name="T5">)</text:span><text:span text:style-name="T3">;</text:span><text:line-break/><text:span text:style-name="T3"> <text:s text:c="15"/></text:span><text:span text:style-name="T5">String nameCity = rs.getString(</text:span><text:span text:style-name="T11">"NAME"</text:span><text:span text:style-name="T5">)</text:span><text:span text:style-name="T3">;</text:span><text:line-break/><text:span text:style-name="T3"> <text:s text:c="15"/></text:span><text:span text:style-name="T5">Integer count = rs.getInt(</text:span><text:span text:style-name="T11">"COUNT"</text:span><text:span text:style-name="T5">)</text:span><text:span text:style-name="T3">;</text:span><text:line-break/><text:span text:style-name="T3"> <text:s text:c="15"/></text:span><text:span text:style-name="T5">Boolean isCapital = (rs.getInt(</text:span><text:span text:style-name="T11">"ISCAPITAL"</text:span><text:span text:style-name="T5">) == </text:span><text:span text:style-name="T13">1 </text:span><text:span text:style-name="T5">? </text:span><text:span text:style-name="T3">true </text:span><text:span text:style-name="T5">: </text:span><text:span text:style-name="T3">false</text:span><text:span text:style-name="T5">)</text:span><text:span text:style-name="T3">;</text:span><text:line-break/><text:line-break/><text:span text:style-name="T3"> <text:s text:c="15"/>if </text:span><text:span text:style-name="T5">(idCountry == idCountryTmp)</text:span><text:line-break/><text:span text:style-name="T5"> <text:s text:c="15"/>System.</text:span><text:span text:style-name="T7">out</text:span><text:span text:style-name="T5">.println(</text:span><text:span text:style-name="T11">"idCity: " </text:span><text:span text:style-name="T5">+ idCity + </text:span><text:span text:style-name="T11">" <text:s/>idCountry:" </text:span><text:span text:style-name="T5">+ idCountryTmp + </text:span><text:span text:style-name="T11">" <text:s text:c="2"/>nameCity:" </text:span><text:span text:style-name="T5">+ nameCity + </text:span><text:span text:style-name="T11">" <text:s text:c="2"/>count:" </text:span><text:span text:style-name="T5">+ count + </text:span><text:span text:style-name="T11">" <text:s text:c="2"/>isCapital:" <text:s/></text:span><text:span text:style-name="T5">+ isCapital)</text:span><text:span text:style-name="T3">;</text:span><text:line-break/><text:span text:style-name="T3"> <text:s text:c="11"/></text:span><text:span text:style-name="T5">}</text:span><text:line-break/><text:line-break/><text:span text:style-name="T5"> <text:s text:c="11"/>rs.close()</text:span><text:span text:style-name="T3">;</text:span><text:line-break/><text:span text:style-name="T3"> <text:s text:c="7"/></text:span><text:span text:style-name="T5">} </text:span><text:span text:style-name="T3">catch </text:span><text:span text:style-name="T5">(SQLException e)</text:span><text:line-break/><text:span text:style-name="T5"> <text:s text:c="7"/>{</text:span><text:line-break/><text:span text:style-name="T5"> <text:s text:c="11"/>System.</text:span><text:span text:style-name="T7">out</text:span><text:span text:style-name="T5">.println(</text:span><text:span text:style-name="T11">"[Map::showCities()] ОШИБКА при получении списка городов"</text:span><text:span text:style-name="T5">)</text:span><text:span text:style-name="T3">;</text:span><text:line-break/><text:span text:style-name="T3"> <text:s text:c="11"/></text:span><text:span text:style-name="T5">System.</text:span><text:span text:style-name="T7">out</text:span><text:span text:style-name="T5">.println(</text:span><text:span text:style-name="T11">" &gt;&gt; "</text:span><text:span text:style-name="T5">+e.getMessage())</text:span><text:span text:style-name="T3">;</text:span><text:line-break/><text:span text:style-name="T3"> <text:s text:c="7"/></text:span><text:span text:style-name="T5">}</text:span><text:line-break/><text:span text:style-name="T5"> <text:s text:c="3"/>}</text:span><text:line-break/><text:line-break/><text:span text:style-name="T17">////////////////////////////////////////////////////////////////////////////////////////////////////////////////////////</text:span><text:line-break/><text:line-break/><text:span text:style-name="T5">}</text:span><text:line-break/></text:p>
          </text:section>
        </text:section>
      </text:section>
      <text:p text:style-name="P2">Опис програми</text:p>
      <text:p text:style-name="P2"><text:span text:style-name="T2"/></text:p>
      <text:p text:style-name="P4"><text:span text:style-name="T19">Class Main </text:span></text:p>
      <text:list xml:id="list2524567649" text:style-name="L1">
        <text:list-item>
          <text:p text:style-name="P5"><text:span text:style-name="T14">Метод main: заданий сценарій в якому представлена робота всіх потрібних методів.</text:span></text:p>
        </text:list-item>
      </text:list>
      <text:p text:style-name="P6"><text:span text:style-name="T14"/></text:p>
      <text:p text:style-name="P8"><text:span text:style-name="T16">C</text:span><text:span text:style-name="T15">lass Map</text:span></text:p>
      <text:list xml:id="list2137529930" text:style-name="L2">
        <text:list-item>
          <text:p text:style-name="P7"><text:span text:style-name="T14">Конструктор Map: приєднуемося до БД та оголошуемо зміну </text:span><text:span text:style-name="T9">statement</text:span><text:span text:style-name="T10"> </text:span><text:span text:style-name="T21">для створення sql запросів у наступних методах.</text:span></text:p>
        </text:list-item>
        <text:list-item>
          <text:p text:style-name="P9"><text:span text:style-name="T21">В</text:span><text:span text:style-name="T22">сі інші методи використвують відповідний sql запрос для виконання своєї роботи</text:span></text:p>
          <text:p text:style-name="P7"><text:span text:style-name="T21"/></text:p>
        </text:list-item>
      </text:list>
      <text:p text:style-name="P3"><text:span text:style-name="T18"><text:tab/></text:span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19"><text:bookmark text:name="kAz1tf1"/><text:soft-page-break/></text:p>
      <text:section text:style-name="Sect1" text:name="Section4">
        <text:section text:style-name="Sect1" text:name="Section5">
          <text:section text:style-name="Sect1" text:name="Section6">
            <text:p text:style-name="P10"><text:bookmark text:name="tw-target-text-container"/><text:bookmark text:name="tw-target-text3"/><text:span text:style-name="T20">ER-модель бази даних</text:span></text:p>
          </text:section>
        </text:section>
      </text:section>
      <text:p text:style-name="P3"><draw:custom-shape text:anchor-type="paragraph" draw:z-index="0" draw:name="Shape1" draw:style-name="gr4" draw:text-style-name="P25" svg:width="1.8024in" svg:height="1.0776in" svg:x="-0.2681in" svg:y="-0.028in"><text:p text:style-name="P24"><text:s/></text:p><text:p text:style-name="P24"><text:s/>КРАЇНА</text:p><text:p text:style-name="P24"><text:s/></text:p><text:p text:style-name="P24"><text:s/>Код</text:p><text:p text:style-name="P24"><text:s/>Назва</text:p><draw:enhanced-geometry svg:viewBox="0 0 21600 21600" draw:type="rectangle" draw:enhanced-path="M 0 0 L 21600 0 21600 21600 0 21600 0 0 Z N"/></draw:custom-shape><draw:custom-shape text:anchor-type="paragraph" draw:z-index="1" draw:name="Shape1" draw:style-name="gr3" draw:text-style-name="P25" svg:width="1.8024in" svg:height="1.6921in" svg:x="4.8154in" svg:y="-0.0484in"><text:p text:style-name="P24"><text:s/></text:p><text:p text:style-name="P24"><text:s/>Місто</text:p><text:p text:style-name="P24"><text:s/></text:p><text:p text:style-name="P24"><text:s/>Код</text:p><text:p text:style-name="P24"><text:s/>Код країни</text:p><text:p text:style-name="P24"><text:s/>Назва</text:p><text:p text:style-name="P24"><text:s/>Населення</text:p><text:p text:style-name="P24"><text:s/>Індентифікатор столиці</text:p><text:p text:style-name="P24"/><draw:enhanced-geometry svg:viewBox="0 0 21600 21600" draw:type="rectangle" draw:enhanced-path="M 0 0 L 21600 0 21600 21600 0 21600 0 0 Z N"/></draw:custom-shape><draw:line text:anchor-type="paragraph" draw:z-index="2" draw:name="Shape2" draw:style-name="gr2" draw:text-style-name="P23" svg:x1="1.5339in" svg:y1="0.7874in" svg:x2="4.815in" svg:y2="0.7874in"><text:p/></draw:line><draw:frame text:anchor-type="paragraph" draw:z-index="3" draw:name="Shape3" draw:style-name="gr1" draw:text-style-name="P22" svg:width="1.365in" svg:height="0.228in" svg:x="2.9925in" svg:y="0.4646in"><draw:text-box><text:p>1:N</text:p></draw:text-box></draw:frame><text:span text:style-name="T18"><text:s text:c="6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9T16:03:33.188211041</meta:creation-date>
    <dc:date>2020-04-09T16:39:34.143883250</dc:date>
    <meta:editing-duration>PT12M1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8" meta:paragraph-count="19" meta:word-count="991" meta:character-count="11408" meta:non-whitespace-character-count="7957"/>
  </office:meta>
</office:document-meta>
</file>